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onsolas" svg:font-family="Consola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5146in"/>
    </style:style>
    <style:style style:name="co2" style:family="table-column">
      <style:table-column-properties fo:break-before="auto" style:column-width="0.8819in"/>
    </style:style>
    <style:style style:name="co3" style:family="table-column">
      <style:table-column-properties fo:break-before="auto" style:column-width="0.539in"/>
    </style:style>
    <style:style style:name="co4" style:family="table-column">
      <style:table-column-properties fo:break-before="auto" style:column-width="0.6571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.9189in"/>
    </style:style>
    <style:style style:name="co7" style:family="table-column">
      <style:table-column-properties fo:break-before="auto" style:column-width="7.429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outline="false" style:text-line-through-style="none" style:text-line-through-type="none" style:font-name="Consolas" fo:font-size="9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9.5pt" style:language-asian="none" style:country-asian="none" style:font-style-asian="normal" style:font-weight-asian="normal" style:font-name-complex="Consolas" style:font-size-complex="9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fo:color="#808080" style:text-outline="false" style:text-line-through-style="none" style:text-line-through-type="none" style:font-name="Consolas" fo:font-size="9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9.5pt" style:language-asian="none" style:country-asian="none" style:font-style-asian="normal" style:font-weight-asian="normal" style:font-name-complex="Consolas" style:font-size-complex="9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00ff" style:font-name="Consolas" fo:font-size="9.5pt" style:font-name-asian="Consolas" style:font-name-complex="Consolas" style:font-size-asian="9.5pt" style:font-size-complex="9.5pt"/>
    </style:style>
    <style:style style:name="T2" style:family="text">
      <style:text-properties style:font-name="Consolas" fo:font-size="9.5pt" style:font-name-asian="Consolas" style:font-name-complex="Consolas" style:font-size-asian="9.5pt" style:font-size-complex="9.5pt" fo:color="#000000"/>
    </style:style>
    <style:style style:name="T3" style:family="text">
      <style:text-properties style:font-name="Consolas" fo:font-size="9.5pt" style:font-name-asian="Consolas" style:font-name-complex="Consolas" style:font-size-asian="9.5pt" style:font-size-complex="9.5pt" fo:color="#0000ff"/>
    </style:style>
    <style:style style:name="T4" style:family="text">
      <style:text-properties style:font-name="Consolas" fo:font-size="9.5pt" style:font-name-asian="Consolas" style:font-name-complex="Consolas" style:font-size-asian="9.5pt" style:font-size-complex="9.5pt" fo:color="#808080"/>
    </style:style>
  </office:automatic-styles>
  <office:body>
    <office:spreadsheet>
      <table:calculation-settings table:automatic-find-labels="false" table:use-regular-expressions="false" table:use-wildcards="true"/>
      <table:table table:name="shop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1"/>
        <table:table-column table:style-name="co7" table:default-cell-style-name="Default"/>
        <table:table-column table:style-name="co5" table:default-cell-style-name="ce2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shop_avatar</text:p>
          </table:table-cell>
          <table:table-cell office:value-type="string" calcext:value-type="string">
            <text:p>ratings</text:p>
          </table:table-cell>
          <table:table-cell office:value-type="string" calcext:value-type="string">
            <text:p>category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Apple inc.</text:p>
          </table:table-cell>
          <table:table-cell office:value-type="float" office:value="1" calcext:value-type="float">
            <text:p>1</text:p>
          </table:table-cell>
          <table:table-cell office:value-type="float" office:value="4.2" calcext:value-type="float">
            <text:p>4.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1">INSERT</text:span><text:span text:style-name="T2"> </text:span><text:span text:style-name="T3">INTO</text:span><text:span text:style-name="T2"> [dbo]</text:span><text:span text:style-name="T4">.</text:span><text:span text:style-name="T2">[shops]</text:span><text:span text:style-name="T4">(</text:span><text:span text:style-name="T2">[name]</text:span><text:span text:style-name="T4">,</text:span><text:span text:style-name="T2">[ratings]</text:span><text:span text:style-name="T4">,</text:span><text:span text:style-name="T2">[product_id]</text:span><text:span text:style-name="T4">)</text:span><text:span text:style-name="T2"> </text:span><text:span text:style-name="T3">VALUES </text:span><text:span text:style-name="T4">(</text:span></text:p>
          </table:table-cell>
          <table:table-cell table:formula="of:=CONCATENATE([.F2];&quot;'&quot;;[.A2];&quot;',&quot;;[.B2];&quot;,&quot;;[.C2];&quot;,&quot;;[.E2];[.H2];)" office:value-type="string" office:string-value="INSERT INTO [dbo].[shops]([name],[ratings],[product_id]) VALUES ('Apple inc.',1,4.2,1);" calcext:value-type="string">
            <text:p>INSERT INTO [dbo].[shops]([name],[ratings],[product_id]) VALUES ('Apple inc.',1,4.2,1);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Amazon Ltd</text:p>
          </table:table-cell>
          <table:table-cell office:value-type="float" office:value="2" calcext:value-type="float">
            <text:p>2</text:p>
          </table:table-cell>
          <table:table-cell office:value-type="float" office:value="4.2" calcext:value-type="float">
            <text:p>4.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pan text:style-name="T1">INSERT</text:span><text:span text:style-name="T2"> </text:span><text:span text:style-name="T3">INTO</text:span><text:span text:style-name="T2"> [dbo]</text:span><text:span text:style-name="T4">.</text:span><text:span text:style-name="T2">[shops]</text:span><text:span text:style-name="T4">(</text:span><text:span text:style-name="T2">[name]</text:span><text:span text:style-name="T4">,</text:span><text:span text:style-name="T2">[ratings]</text:span><text:span text:style-name="T4">,</text:span><text:span text:style-name="T2">[product_id]</text:span><text:span text:style-name="T4">)</text:span><text:span text:style-name="T2"> </text:span><text:span text:style-name="T3">VALUES </text:span><text:span text:style-name="T4">(</text:span></text:p>
          </table:table-cell>
          <table:table-cell table:formula="of:=CONCATENATE([.F3];&quot;'&quot;;[.A3];&quot;',&quot;;[.B3];&quot;,&quot;;[.C3];&quot;,&quot;;[.E3];[.H3];)" office:value-type="string" office:string-value="INSERT INTO [dbo].[shops]([name],[ratings],[product_id]) VALUES ('Amazon Ltd',2,4.2,2);" calcext:value-type="string">
            <text:p>INSERT INTO [dbo].[shops]([name],[ratings],[product_id]) VALUES ('Amazon Ltd',2,4.2,2);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Amazon Ltd</text:p>
          </table:table-cell>
          <table:table-cell office:value-type="float" office:value="3" calcext:value-type="float">
            <text:p>3</text:p>
          </table:table-cell>
          <table:table-cell office:value-type="float" office:value="4.2" calcext:value-type="float">
            <text:p>4.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pan text:style-name="T1">INSERT</text:span><text:span text:style-name="T2"> </text:span><text:span text:style-name="T3">INTO</text:span><text:span text:style-name="T2"> [dbo]</text:span><text:span text:style-name="T4">.</text:span><text:span text:style-name="T2">[shops]</text:span><text:span text:style-name="T4">(</text:span><text:span text:style-name="T2">[name]</text:span><text:span text:style-name="T4">,</text:span><text:span text:style-name="T2">[ratings]</text:span><text:span text:style-name="T4">,</text:span><text:span text:style-name="T2">[product_id]</text:span><text:span text:style-name="T4">)</text:span><text:span text:style-name="T2"> </text:span><text:span text:style-name="T3">VALUES </text:span><text:span text:style-name="T4">(</text:span></text:p>
          </table:table-cell>
          <table:table-cell table:formula="of:=CONCATENATE([.F4];&quot;'&quot;;[.A4];&quot;',&quot;;[.B4];&quot;,&quot;;[.C4];&quot;,&quot;;[.E4];[.H4];)" office:value-type="string" office:string-value="INSERT INTO [dbo].[shops]([name],[ratings],[product_id]) VALUES ('Amazon Ltd',3,4.2,3);" calcext:value-type="string">
            <text:p>INSERT INTO [dbo].[shops]([name],[ratings],[product_id]) VALUES ('Amazon Ltd',3,4.2,3);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Louis Vuitton</text:p>
          </table:table-cell>
          <table:table-cell office:value-type="float" office:value="4" calcext:value-type="float">
            <text:p>4</text:p>
          </table:table-cell>
          <table:table-cell office:value-type="float" office:value="4.2" calcext:value-type="float">
            <text:p>4.2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pan text:style-name="T1">INSERT</text:span><text:span text:style-name="T2"> </text:span><text:span text:style-name="T3">INTO</text:span><text:span text:style-name="T2"> [dbo]</text:span><text:span text:style-name="T4">.</text:span><text:span text:style-name="T2">[shops]</text:span><text:span text:style-name="T4">(</text:span><text:span text:style-name="T2">[name]</text:span><text:span text:style-name="T4">,</text:span><text:span text:style-name="T2">[ratings]</text:span><text:span text:style-name="T4">,</text:span><text:span text:style-name="T2">[product_id]</text:span><text:span text:style-name="T4">)</text:span><text:span text:style-name="T2"> </text:span><text:span text:style-name="T3">VALUES </text:span><text:span text:style-name="T4">(</text:span></text:p>
          </table:table-cell>
          <table:table-cell table:formula="of:=CONCATENATE([.F5];&quot;'&quot;;[.A5];&quot;',&quot;;[.B5];&quot;,&quot;;[.C5];&quot;,&quot;;[.E5];[.H5];)" office:value-type="string" office:string-value="INSERT INTO [dbo].[shops]([name],[ratings],[product_id]) VALUES ('Louis Vuitton',4,4.2,4);" calcext:value-type="string">
            <text:p>INSERT INTO [dbo].[shops]([name],[ratings],[product_id]) VALUES ('Louis Vuitton',4,4.2,4);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Shodagor Ltd</text:p>
          </table:table-cell>
          <table:table-cell office:value-type="float" office:value="5" calcext:value-type="float">
            <text:p>5</text:p>
          </table:table-cell>
          <table:table-cell office:value-type="float" office:value="4.2" calcext:value-type="float">
            <text:p>4.2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pan text:style-name="T1">INSERT</text:span><text:span text:style-name="T2"> </text:span><text:span text:style-name="T3">INTO</text:span><text:span text:style-name="T2"> [dbo]</text:span><text:span text:style-name="T4">.</text:span><text:span text:style-name="T2">[shops]</text:span><text:span text:style-name="T4">(</text:span><text:span text:style-name="T2">[name]</text:span><text:span text:style-name="T4">,</text:span><text:span text:style-name="T2">[ratings]</text:span><text:span text:style-name="T4">,</text:span><text:span text:style-name="T2">[product_id]</text:span><text:span text:style-name="T4">)</text:span><text:span text:style-name="T2"> </text:span><text:span text:style-name="T3">VALUES </text:span><text:span text:style-name="T4">(</text:span></text:p>
          </table:table-cell>
          <table:table-cell table:formula="of:=CONCATENATE([.F6];&quot;'&quot;;[.A6];&quot;',&quot;;[.B6];&quot;,&quot;;[.C6];&quot;,&quot;;[.E6];[.H6];)" office:value-type="string" office:string-value="INSERT INTO [dbo].[shops]([name],[ratings],[product_id]) VALUES ('Shodagor Ltd',5,4.2,5);" calcext:value-type="string">
            <text:p>INSERT INTO [dbo].[shops]([name],[ratings],[product_id]) VALUES ('Shodagor Ltd',5,4.2,5);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Amazon Ltd</text:p>
          </table:table-cell>
          <table:table-cell office:value-type="float" office:value="6" calcext:value-type="float">
            <text:p>6</text:p>
          </table:table-cell>
          <table:table-cell office:value-type="float" office:value="5.2" calcext:value-type="float">
            <text:p>5.2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pan text:style-name="T1">INSERT</text:span><text:span text:style-name="T2"> </text:span><text:span text:style-name="T3">INTO</text:span><text:span text:style-name="T2"> [dbo]</text:span><text:span text:style-name="T4">.</text:span><text:span text:style-name="T2">[shops]</text:span><text:span text:style-name="T4">(</text:span><text:span text:style-name="T2">[name]</text:span><text:span text:style-name="T4">,</text:span><text:span text:style-name="T2">[ratings]</text:span><text:span text:style-name="T4">,</text:span><text:span text:style-name="T2">[product_id]</text:span><text:span text:style-name="T4">)</text:span><text:span text:style-name="T2"> </text:span><text:span text:style-name="T3">VALUES </text:span><text:span text:style-name="T4">(</text:span></text:p>
          </table:table-cell>
          <table:table-cell table:formula="of:=CONCATENATE([.F7];&quot;'&quot;;[.A7];&quot;',&quot;;[.B7];&quot;,&quot;;[.C7];&quot;,&quot;;[.E7];[.H7];)" office:value-type="string" office:string-value="INSERT INTO [dbo].[shops]([name],[ratings],[product_id]) VALUES ('Amazon Ltd',6,5.2,6);" calcext:value-type="string">
            <text:p>INSERT INTO [dbo].[shops]([name],[ratings],[product_id]) VALUES ('Amazon Ltd',6,5.2,6);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Asus Ltd</text:p>
          </table:table-cell>
          <table:table-cell office:value-type="float" office:value="7" calcext:value-type="float">
            <text:p>7</text:p>
          </table:table-cell>
          <table:table-cell office:value-type="float" office:value="4.2" calcext:value-type="float">
            <text:p>4.2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pan text:style-name="T1">INSERT</text:span><text:span text:style-name="T2"> </text:span><text:span text:style-name="T3">INTO</text:span><text:span text:style-name="T2"> [dbo]</text:span><text:span text:style-name="T4">.</text:span><text:span text:style-name="T2">[shops]</text:span><text:span text:style-name="T4">(</text:span><text:span text:style-name="T2">[name]</text:span><text:span text:style-name="T4">,</text:span><text:span text:style-name="T2">[ratings]</text:span><text:span text:style-name="T4">,</text:span><text:span text:style-name="T2">[product_id]</text:span><text:span text:style-name="T4">)</text:span><text:span text:style-name="T2"> </text:span><text:span text:style-name="T3">VALUES </text:span><text:span text:style-name="T4">(</text:span></text:p>
          </table:table-cell>
          <table:table-cell table:formula="of:=CONCATENATE([.F8];&quot;'&quot;;[.A8];&quot;',&quot;;[.B8];&quot;,&quot;;[.C8];&quot;,&quot;;[.E8];[.H8];)" office:value-type="string" office:string-value="INSERT INTO [dbo].[shops]([name],[ratings],[product_id]) VALUES ('Asus Ltd',7,4.2,7);" calcext:value-type="string">
            <text:p>INSERT INTO [dbo].[shops]([name],[ratings],[product_id]) VALUES ('Asus Ltd',7,4.2,7);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Acer Ltd</text:p>
          </table:table-cell>
          <table:table-cell office:value-type="float" office:value="8" calcext:value-type="float">
            <text:p>8</text:p>
          </table:table-cell>
          <table:table-cell office:value-type="float" office:value="3.2" calcext:value-type="float">
            <text:p>3.2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pan text:style-name="T1">INSERT</text:span><text:span text:style-name="T2"> </text:span><text:span text:style-name="T3">INTO</text:span><text:span text:style-name="T2"> [dbo]</text:span><text:span text:style-name="T4">.</text:span><text:span text:style-name="T2">[shops]</text:span><text:span text:style-name="T4">(</text:span><text:span text:style-name="T2">[name]</text:span><text:span text:style-name="T4">,</text:span><text:span text:style-name="T2">[ratings]</text:span><text:span text:style-name="T4">,</text:span><text:span text:style-name="T2">[product_id]</text:span><text:span text:style-name="T4">)</text:span><text:span text:style-name="T2"> </text:span><text:span text:style-name="T3">VALUES </text:span><text:span text:style-name="T4">(</text:span></text:p>
          </table:table-cell>
          <table:table-cell table:formula="of:=CONCATENATE([.F9];&quot;'&quot;;[.A9];&quot;',&quot;;[.B9];&quot;,&quot;;[.C9];&quot;,&quot;;[.E9];[.H9];)" office:value-type="string" office:string-value="INSERT INTO [dbo].[shops]([name],[ratings],[product_id]) VALUES ('Acer Ltd',8,3.2,8);" calcext:value-type="string">
            <text:p>INSERT INTO [dbo].[shops]([name],[ratings],[product_id]) VALUES ('Acer Ltd',8,3.2,8);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Dove Inc.</text:p>
          </table:table-cell>
          <table:table-cell office:value-type="float" office:value="9" calcext:value-type="float">
            <text:p>9</text:p>
          </table:table-cell>
          <table:table-cell office:value-type="float" office:value="4.2" calcext:value-type="float">
            <text:p>4.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pan text:style-name="T1">INSERT</text:span><text:span text:style-name="T2"> </text:span><text:span text:style-name="T3">INTO</text:span><text:span text:style-name="T2"> [dbo]</text:span><text:span text:style-name="T4">.</text:span><text:span text:style-name="T2">[shops]</text:span><text:span text:style-name="T4">(</text:span><text:span text:style-name="T2">[name]</text:span><text:span text:style-name="T4">,</text:span><text:span text:style-name="T2">[ratings]</text:span><text:span text:style-name="T4">,</text:span><text:span text:style-name="T2">[product_id]</text:span><text:span text:style-name="T4">)</text:span><text:span text:style-name="T2"> </text:span><text:span text:style-name="T3">VALUES </text:span><text:span text:style-name="T4">(</text:span></text:p>
          </table:table-cell>
          <table:table-cell table:formula="of:=CONCATENATE([.F10];&quot;'&quot;;[.A10];&quot;',&quot;;[.B10];&quot;,&quot;;[.C10];&quot;,&quot;;[.E10];[.H10];)" office:value-type="string" office:string-value="INSERT INTO [dbo].[shops]([name],[ratings],[product_id]) VALUES ('Dove Inc.',9,4.2,9);" calcext:value-type="string">
            <text:p>INSERT INTO [dbo].[shops]([name],[ratings],[product_id]) VALUES ('Dove Inc.',9,4.2,9);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Dove Inc.</text:p>
          </table:table-cell>
          <table:table-cell office:value-type="float" office:value="10" calcext:value-type="float">
            <text:p>10</text:p>
          </table:table-cell>
          <table:table-cell office:value-type="float" office:value="4.2" calcext:value-type="float">
            <text:p>4.2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pan text:style-name="T1">INSERT</text:span><text:span text:style-name="T2"> </text:span><text:span text:style-name="T3">INTO</text:span><text:span text:style-name="T2"> [dbo]</text:span><text:span text:style-name="T4">.</text:span><text:span text:style-name="T2">[shops]</text:span><text:span text:style-name="T4">(</text:span><text:span text:style-name="T2">[name]</text:span><text:span text:style-name="T4">,</text:span><text:span text:style-name="T2">[ratings]</text:span><text:span text:style-name="T4">,</text:span><text:span text:style-name="T2">[product_id]</text:span><text:span text:style-name="T4">)</text:span><text:span text:style-name="T2"> </text:span><text:span text:style-name="T3">VALUES </text:span><text:span text:style-name="T4">(</text:span></text:p>
          </table:table-cell>
          <table:table-cell table:formula="of:=CONCATENATE([.F11];&quot;'&quot;;[.A11];&quot;',&quot;;[.B11];&quot;,&quot;;[.C11];&quot;,&quot;;[.E11];[.H11];)" office:value-type="string" office:string-value="INSERT INTO [dbo].[shops]([name],[ratings],[product_id]) VALUES ('Dove Inc.',10,4.2,10);" calcext:value-type="string">
            <text:p>INSERT INTO [dbo].[shops]([name],[ratings],[product_id]) VALUES ('Dove Inc.',10,4.2,10);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3W CLINIC</text:p>
          </table:table-cell>
          <table:table-cell office:value-type="float" office:value="11" calcext:value-type="float">
            <text:p>11</text:p>
          </table:table-cell>
          <table:table-cell office:value-type="float" office:value="5.2" calcext:value-type="float">
            <text:p>5.2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pan text:style-name="T1">INSERT</text:span><text:span text:style-name="T2"> </text:span><text:span text:style-name="T3">INTO</text:span><text:span text:style-name="T2"> [dbo]</text:span><text:span text:style-name="T4">.</text:span><text:span text:style-name="T2">[shops]</text:span><text:span text:style-name="T4">(</text:span><text:span text:style-name="T2">[name]</text:span><text:span text:style-name="T4">,</text:span><text:span text:style-name="T2">[ratings]</text:span><text:span text:style-name="T4">,</text:span><text:span text:style-name="T2">[product_id]</text:span><text:span text:style-name="T4">)</text:span><text:span text:style-name="T2"> </text:span><text:span text:style-name="T3">VALUES </text:span><text:span text:style-name="T4">(</text:span></text:p>
          </table:table-cell>
          <table:table-cell table:formula="of:=CONCATENATE([.F12];&quot;'&quot;;[.A12];&quot;',&quot;;[.B12];&quot;,&quot;;[.C12];&quot;,&quot;;[.E12];[.H12];)" office:value-type="string" office:string-value="INSERT INTO [dbo].[shops]([name],[ratings],[product_id]) VALUES ('3W CLINIC',11,5.2,11);" calcext:value-type="string">
            <text:p>INSERT INTO [dbo].[shops]([name],[ratings],[product_id]) VALUES ('3W CLINIC',11,5.2,11);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Vaseline Inc.</text:p>
          </table:table-cell>
          <table:table-cell office:value-type="float" office:value="12" calcext:value-type="float">
            <text:p>12</text:p>
          </table:table-cell>
          <table:table-cell office:value-type="float" office:value="5.2" calcext:value-type="float">
            <text:p>5.2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pan text:style-name="T1">INSERT</text:span><text:span text:style-name="T2"> </text:span><text:span text:style-name="T3">INTO</text:span><text:span text:style-name="T2"> [dbo]</text:span><text:span text:style-name="T4">.</text:span><text:span text:style-name="T2">[shops]</text:span><text:span text:style-name="T4">(</text:span><text:span text:style-name="T2">[name]</text:span><text:span text:style-name="T4">,</text:span><text:span text:style-name="T2">[ratings]</text:span><text:span text:style-name="T4">,</text:span><text:span text:style-name="T2">[product_id]</text:span><text:span text:style-name="T4">)</text:span><text:span text:style-name="T2"> </text:span><text:span text:style-name="T3">VALUES </text:span><text:span text:style-name="T4">(</text:span></text:p>
          </table:table-cell>
          <table:table-cell table:formula="of:=CONCATENATE([.F13];&quot;'&quot;;[.A13];&quot;',&quot;;[.B13];&quot;,&quot;;[.C13];&quot;,&quot;;[.E13];[.H13];)" office:value-type="string" office:string-value="INSERT INTO [dbo].[shops]([name],[ratings],[product_id]) VALUES ('Vaseline Inc.',12,5.2,12);" calcext:value-type="string">
            <text:p>INSERT INTO [dbo].[shops]([name],[ratings],[product_id]) VALUES ('Vaseline Inc.',12,5.2,12);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Tiaa Ltd</text:p>
          </table:table-cell>
          <table:table-cell office:value-type="float" office:value="13" calcext:value-type="float">
            <text:p>13</text:p>
          </table:table-cell>
          <table:table-cell office:value-type="float" office:value="5.2" calcext:value-type="float">
            <text:p>5.2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pan text:style-name="T1">INSERT</text:span><text:span text:style-name="T2"> </text:span><text:span text:style-name="T3">INTO</text:span><text:span text:style-name="T2"> [dbo]</text:span><text:span text:style-name="T4">.</text:span><text:span text:style-name="T2">[shops]</text:span><text:span text:style-name="T4">(</text:span><text:span text:style-name="T2">[name]</text:span><text:span text:style-name="T4">,</text:span><text:span text:style-name="T2">[ratings]</text:span><text:span text:style-name="T4">,</text:span><text:span text:style-name="T2">[product_id]</text:span><text:span text:style-name="T4">)</text:span><text:span text:style-name="T2"> </text:span><text:span text:style-name="T3">VALUES </text:span><text:span text:style-name="T4">(</text:span></text:p>
          </table:table-cell>
          <table:table-cell table:formula="of:=CONCATENATE([.F14];&quot;'&quot;;[.A14];&quot;',&quot;;[.B14];&quot;,&quot;;[.C14];&quot;,&quot;;[.E14];[.H14];)" office:value-type="string" office:string-value="INSERT INTO [dbo].[shops]([name],[ratings],[product_id]) VALUES ('Tiaa Ltd',13,5.2,13);" calcext:value-type="string">
            <text:p>INSERT INTO [dbo].[shops]([name],[ratings],[product_id]) VALUES ('Tiaa Ltd',13,5.2,13);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SAMSUNG</text:p>
          </table:table-cell>
          <table:table-cell office:value-type="float" office:value="14" calcext:value-type="float">
            <text:p>14</text:p>
          </table:table-cell>
          <table:table-cell office:value-type="float" office:value="4.2" calcext:value-type="float">
            <text:p>4.2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pan text:style-name="T1">INSERT</text:span><text:span text:style-name="T2"> </text:span><text:span text:style-name="T3">INTO</text:span><text:span text:style-name="T2"> [dbo]</text:span><text:span text:style-name="T4">.</text:span><text:span text:style-name="T2">[shops]</text:span><text:span text:style-name="T4">(</text:span><text:span text:style-name="T2">[name]</text:span><text:span text:style-name="T4">,</text:span><text:span text:style-name="T2">[ratings]</text:span><text:span text:style-name="T4">,</text:span><text:span text:style-name="T2">[product_id]</text:span><text:span text:style-name="T4">)</text:span><text:span text:style-name="T2"> </text:span><text:span text:style-name="T3">VALUES </text:span><text:span text:style-name="T4">(</text:span></text:p>
          </table:table-cell>
          <table:table-cell table:formula="of:=CONCATENATE([.F15];&quot;'&quot;;[.A15];&quot;',&quot;;[.B15];&quot;,&quot;;[.C15];&quot;,&quot;;[.E15];[.H15];)" office:value-type="string" office:string-value="INSERT INTO [dbo].[shops]([name],[ratings],[product_id]) VALUES ('SAMSUNG',14,4.2,14);" calcext:value-type="string">
            <text:p>INSERT INTO [dbo].[shops]([name],[ratings],[product_id]) VALUES ('SAMSUNG',14,4.2,14);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SAMSUNG</text:p>
          </table:table-cell>
          <table:table-cell office:value-type="float" office:value="15" calcext:value-type="float">
            <text:p>15</text:p>
          </table:table-cell>
          <table:table-cell office:value-type="float" office:value="4.2" calcext:value-type="float">
            <text:p>4.2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span text:style-name="T1">INSERT</text:span><text:span text:style-name="T2"> </text:span><text:span text:style-name="T3">INTO</text:span><text:span text:style-name="T2"> [dbo]</text:span><text:span text:style-name="T4">.</text:span><text:span text:style-name="T2">[shops]</text:span><text:span text:style-name="T4">(</text:span><text:span text:style-name="T2">[name]</text:span><text:span text:style-name="T4">,</text:span><text:span text:style-name="T2">[ratings]</text:span><text:span text:style-name="T4">,</text:span><text:span text:style-name="T2">[product_id]</text:span><text:span text:style-name="T4">)</text:span><text:span text:style-name="T2"> </text:span><text:span text:style-name="T3">VALUES </text:span><text:span text:style-name="T4">(</text:span></text:p>
          </table:table-cell>
          <table:table-cell table:formula="of:=CONCATENATE([.F16];&quot;'&quot;;[.A16];&quot;',&quot;;[.B16];&quot;,&quot;;[.C16];&quot;,&quot;;[.E16];[.H16];)" office:value-type="string" office:string-value="INSERT INTO [dbo].[shops]([name],[ratings],[product_id]) VALUES ('SAMSUNG',15,4.2,15);" calcext:value-type="string">
            <text:p>INSERT INTO [dbo].[shops]([name],[ratings],[product_id]) VALUES ('SAMSUNG',15,4.2,15);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Energy System</text:p>
          </table:table-cell>
          <table:table-cell office:value-type="float" office:value="16" calcext:value-type="float">
            <text:p>16</text:p>
          </table:table-cell>
          <table:table-cell office:value-type="float" office:value="5.2" calcext:value-type="float">
            <text:p>5.2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span text:style-name="T1">INSERT</text:span><text:span text:style-name="T2"> </text:span><text:span text:style-name="T3">INTO</text:span><text:span text:style-name="T2"> [dbo]</text:span><text:span text:style-name="T4">.</text:span><text:span text:style-name="T2">[shops]</text:span><text:span text:style-name="T4">(</text:span><text:span text:style-name="T2">[name]</text:span><text:span text:style-name="T4">,</text:span><text:span text:style-name="T2">[ratings]</text:span><text:span text:style-name="T4">,</text:span><text:span text:style-name="T2">[product_id]</text:span><text:span text:style-name="T4">)</text:span><text:span text:style-name="T2"> </text:span><text:span text:style-name="T3">VALUES </text:span><text:span text:style-name="T4">(</text:span></text:p>
          </table:table-cell>
          <table:table-cell table:formula="of:=CONCATENATE([.F17];&quot;'&quot;;[.A17];&quot;',&quot;;[.B17];&quot;,&quot;;[.C17];&quot;,&quot;;[.E17];[.H17];)" office:value-type="string" office:string-value="INSERT INTO [dbo].[shops]([name],[ratings],[product_id]) VALUES ('Energy System',16,5.2,16);" calcext:value-type="string">
            <text:p>INSERT INTO [dbo].[shops]([name],[ratings],[product_id]) VALUES ('Energy System',16,5.2,16);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Unbranded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<text:span text:style-name="T1">INSERT</text:span><text:span text:style-name="T2"> </text:span><text:span text:style-name="T3">INTO</text:span><text:span text:style-name="T2"> [dbo]</text:span><text:span text:style-name="T4">.</text:span><text:span text:style-name="T2">[shops]</text:span><text:span text:style-name="T4">(</text:span><text:span text:style-name="T2">[name]</text:span><text:span text:style-name="T4">,</text:span><text:span text:style-name="T2">[ratings]</text:span><text:span text:style-name="T4">,</text:span><text:span text:style-name="T2">[product_id]</text:span><text:span text:style-name="T4">)</text:span><text:span text:style-name="T2"> </text:span><text:span text:style-name="T3">VALUES </text:span><text:span text:style-name="T4">(</text:span></text:p>
          </table:table-cell>
          <table:table-cell table:formula="of:=CONCATENATE([.F18];&quot;'&quot;;[.A18];&quot;',&quot;;[.B18];&quot;,&quot;;[.C18];&quot;,&quot;;[.E18];[.H18];)" office:value-type="string" office:string-value="INSERT INTO [dbo].[shops]([name],[ratings],[product_id]) VALUES ('Unbranded',17,5,17);" calcext:value-type="string">
            <text:p>INSERT INTO [dbo].[shops]([name],[ratings],[product_id]) VALUES ('Unbranded',17,5,17);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Unik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<text:span text:style-name="T1">INSERT</text:span><text:span text:style-name="T2"> </text:span><text:span text:style-name="T3">INTO</text:span><text:span text:style-name="T2"> [dbo]</text:span><text:span text:style-name="T4">.</text:span><text:span text:style-name="T2">[shops]</text:span><text:span text:style-name="T4">(</text:span><text:span text:style-name="T2">[name]</text:span><text:span text:style-name="T4">,</text:span><text:span text:style-name="T2">[ratings]</text:span><text:span text:style-name="T4">,</text:span><text:span text:style-name="T2">[product_id]</text:span><text:span text:style-name="T4">)</text:span><text:span text:style-name="T2"> </text:span><text:span text:style-name="T3">VALUES </text:span><text:span text:style-name="T4">(</text:span></text:p>
          </table:table-cell>
          <table:table-cell table:formula="of:=CONCATENATE([.F19];&quot;'&quot;;[.A19];&quot;',&quot;;[.B19];&quot;,&quot;;[.C19];&quot;,&quot;;[.E19];[.H19];)" office:value-type="string" office:string-value="INSERT INTO [dbo].[shops]([name],[ratings],[product_id]) VALUES ('Unik',18,4,18);" calcext:value-type="string">
            <text:p>INSERT INTO [dbo].[shops]([name],[ratings],[product_id]) VALUES ('Unik',18,4,18);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Oppo Ltd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pan text:style-name="T1">INSERT</text:span><text:span text:style-name="T2"> </text:span><text:span text:style-name="T3">INTO</text:span><text:span text:style-name="T2"> [dbo]</text:span><text:span text:style-name="T4">.</text:span><text:span text:style-name="T2">[shops]</text:span><text:span text:style-name="T4">(</text:span><text:span text:style-name="T2">[name]</text:span><text:span text:style-name="T4">,</text:span><text:span text:style-name="T2">[ratings]</text:span><text:span text:style-name="T4">,</text:span><text:span text:style-name="T2">[product_id]</text:span><text:span text:style-name="T4">)</text:span><text:span text:style-name="T2"> </text:span><text:span text:style-name="T3">VALUES </text:span><text:span text:style-name="T4">(</text:span></text:p>
          </table:table-cell>
          <table:table-cell table:formula="of:=CONCATENATE([.F20];&quot;'&quot;;[.A20];&quot;',&quot;;[.B20];&quot;,&quot;;[.C20];&quot;,&quot;;[.E20];[.H20];)" office:value-type="string" office:string-value="INSERT INTO [dbo].[shops]([name],[ratings],[product_id]) VALUES ('Oppo Ltd',19,5,19);" calcext:value-type="string">
            <text:p>INSERT INTO [dbo].[shops]([name],[ratings],[product_id]) VALUES ('Oppo Ltd',19,5,19);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Lenovo Ltd</text:p>
          </table:table-cell>
          <table:table-cell office:value-type="float" office:value="20" calcext:value-type="float">
            <text:p>20</text:p>
          </table:table-cell>
          <table:table-cell office:value-type="float" office:value="5.2" calcext:value-type="float">
            <text:p>5.2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pan text:style-name="T1">INSERT</text:span><text:span text:style-name="T2"> </text:span><text:span text:style-name="T3">INTO</text:span><text:span text:style-name="T2"> [dbo]</text:span><text:span text:style-name="T4">.</text:span><text:span text:style-name="T2">[shops]</text:span><text:span text:style-name="T4">(</text:span><text:span text:style-name="T2">[name]</text:span><text:span text:style-name="T4">,</text:span><text:span text:style-name="T2">[ratings]</text:span><text:span text:style-name="T4">,</text:span><text:span text:style-name="T2">[product_id]</text:span><text:span text:style-name="T4">)</text:span><text:span text:style-name="T2"> </text:span><text:span text:style-name="T3">VALUES </text:span><text:span text:style-name="T4">(</text:span></text:p>
          </table:table-cell>
          <table:table-cell table:formula="of:=CONCATENATE([.F21];&quot;'&quot;;[.A21];&quot;',&quot;;[.B21];&quot;,&quot;;[.C21];&quot;,&quot;;[.E21];[.H21];)" office:value-type="string" office:string-value="INSERT INTO [dbo].[shops]([name],[ratings],[product_id]) VALUES ('Lenovo Ltd',20,5.2,20);" calcext:value-type="string">
            <text:p>INSERT INTO [dbo].[shops]([name],[ratings],[product_id]) VALUES ('Lenovo Ltd',20,5.2,20);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Unik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pan text:style-name="T1">INSERT</text:span><text:span text:style-name="T2"> </text:span><text:span text:style-name="T3">INTO</text:span><text:span text:style-name="T2"> [dbo]</text:span><text:span text:style-name="T4">.</text:span><text:span text:style-name="T2">[shops]</text:span><text:span text:style-name="T4">(</text:span><text:span text:style-name="T2">[name]</text:span><text:span text:style-name="T4">,</text:span><text:span text:style-name="T2">[ratings]</text:span><text:span text:style-name="T4">,</text:span><text:span text:style-name="T2">[product_id]</text:span><text:span text:style-name="T4">)</text:span><text:span text:style-name="T2"> </text:span><text:span text:style-name="T3">VALUES </text:span><text:span text:style-name="T4">(</text:span></text:p>
          </table:table-cell>
          <table:table-cell table:formula="of:=CONCATENATE([.F22];&quot;'&quot;;[.A22];&quot;',&quot;;[.B22];&quot;,&quot;;[.C22];&quot;,&quot;;[.E22];[.H22];)" office:value-type="string" office:string-value="INSERT INTO [dbo].[shops]([name],[ratings],[product_id]) VALUES ('Unik',21,4,21);" calcext:value-type="string">
            <text:p>INSERT INTO [dbo].[shops]([name],[ratings],[product_id]) VALUES ('Unik',21,4,21);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Apple inc.</text:p>
          </table:table-cell>
          <table:table-cell office:value-type="float" office:value="22" calcext:value-type="float">
            <text:p>22</text:p>
          </table:table-cell>
          <table:table-cell office:value-type="float" office:value="4.2" calcext:value-type="float">
            <text:p>4.2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<text:span text:style-name="T1">INSERT</text:span><text:span text:style-name="T2"> </text:span><text:span text:style-name="T3">INTO</text:span><text:span text:style-name="T2"> [dbo]</text:span><text:span text:style-name="T4">.</text:span><text:span text:style-name="T2">[shops]</text:span><text:span text:style-name="T4">(</text:span><text:span text:style-name="T2">[name]</text:span><text:span text:style-name="T4">,</text:span><text:span text:style-name="T2">[ratings]</text:span><text:span text:style-name="T4">,</text:span><text:span text:style-name="T2">[product_id]</text:span><text:span text:style-name="T4">)</text:span><text:span text:style-name="T2"> </text:span><text:span text:style-name="T3">VALUES </text:span><text:span text:style-name="T4">(</text:span></text:p>
          </table:table-cell>
          <table:table-cell table:formula="of:=CONCATENATE([.F23];&quot;'&quot;;[.A23];&quot;',&quot;;[.B23];&quot;,&quot;;[.C23];&quot;,&quot;;[.E23];[.H23];)" office:value-type="string" office:string-value="INSERT INTO [dbo].[shops]([name],[ratings],[product_id]) VALUES ('Apple inc.',22,4.2,22);" calcext:value-type="string">
            <text:p>INSERT INTO [dbo].[shops]([name],[ratings],[product_id]) VALUES ('Apple inc.',22,4.2,22);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Shahriar Watch House</text:p>
          </table:table-cell>
          <table:table-cell office:value-type="float" office:value="23" calcext:value-type="float">
            <text:p>23</text:p>
          </table:table-cell>
          <table:table-cell office:value-type="float" office:value="4.2" calcext:value-type="float">
            <text:p>4.2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pan text:style-name="T1">INSERT</text:span><text:span text:style-name="T2"> </text:span><text:span text:style-name="T3">INTO</text:span><text:span text:style-name="T2"> [dbo]</text:span><text:span text:style-name="T4">.</text:span><text:span text:style-name="T2">[shops]</text:span><text:span text:style-name="T4">(</text:span><text:span text:style-name="T2">[name]</text:span><text:span text:style-name="T4">,</text:span><text:span text:style-name="T2">[ratings]</text:span><text:span text:style-name="T4">,</text:span><text:span text:style-name="T2">[product_id]</text:span><text:span text:style-name="T4">)</text:span><text:span text:style-name="T2"> </text:span><text:span text:style-name="T3">VALUES </text:span><text:span text:style-name="T4">(</text:span></text:p>
          </table:table-cell>
          <table:table-cell table:formula="of:=CONCATENATE([.F24];&quot;'&quot;;[.A24];&quot;',&quot;;[.B24];&quot;,&quot;;[.C24];&quot;,&quot;;[.E24];[.H24];)" office:value-type="string" office:string-value="INSERT INTO [dbo].[shops]([name],[ratings],[product_id]) VALUES ('Shahriar Watch House',23,4.2,23);" calcext:value-type="string">
            <text:p>INSERT INTO [dbo].[shops]([name],[ratings],[product_id]) VALUES ('Shahriar Watch House',23,4.2,23);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Alisha Shoes Mart</text:p>
          </table:table-cell>
          <table:table-cell office:value-type="float" office:value="24" calcext:value-type="float">
            <text:p>24</text:p>
          </table:table-cell>
          <table:table-cell office:value-type="float" office:value="4.2" calcext:value-type="float">
            <text:p>4.2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pan text:style-name="T1">INSERT</text:span><text:span text:style-name="T2"> </text:span><text:span text:style-name="T3">INTO</text:span><text:span text:style-name="T2"> [dbo]</text:span><text:span text:style-name="T4">.</text:span><text:span text:style-name="T2">[shops]</text:span><text:span text:style-name="T4">(</text:span><text:span text:style-name="T2">[name]</text:span><text:span text:style-name="T4">,</text:span><text:span text:style-name="T2">[ratings]</text:span><text:span text:style-name="T4">,</text:span><text:span text:style-name="T2">[product_id]</text:span><text:span text:style-name="T4">)</text:span><text:span text:style-name="T2"> </text:span><text:span text:style-name="T3">VALUES </text:span><text:span text:style-name="T4">(</text:span></text:p>
          </table:table-cell>
          <table:table-cell table:formula="of:=CONCATENATE([.F25];&quot;'&quot;;[.A25];&quot;',&quot;;[.B25];&quot;,&quot;;[.C25];&quot;,&quot;;[.E25];[.H25];)" office:value-type="string" office:string-value="INSERT INTO [dbo].[shops]([name],[ratings],[product_id]) VALUES ('Alisha Shoes Mart',24,4.2,24);" calcext:value-type="string">
            <text:p>INSERT INTO [dbo].[shops]([name],[ratings],[product_id]) VALUES ('Alisha Shoes Mart',24,4.2,24);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Shahriar Watch House</text:p>
          </table:table-cell>
          <table:table-cell office:value-type="float" office:value="25" calcext:value-type="float">
            <text:p>25</text:p>
          </table:table-cell>
          <table:table-cell office:value-type="float" office:value="4.2" calcext:value-type="float">
            <text:p>4.2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pan text:style-name="T1">INSERT</text:span><text:span text:style-name="T2"> </text:span><text:span text:style-name="T3">INTO</text:span><text:span text:style-name="T2"> [dbo]</text:span><text:span text:style-name="T4">.</text:span><text:span text:style-name="T2">[shops]</text:span><text:span text:style-name="T4">(</text:span><text:span text:style-name="T2">[name]</text:span><text:span text:style-name="T4">,</text:span><text:span text:style-name="T2">[ratings]</text:span><text:span text:style-name="T4">,</text:span><text:span text:style-name="T2">[product_id]</text:span><text:span text:style-name="T4">)</text:span><text:span text:style-name="T2"> </text:span><text:span text:style-name="T3">VALUES </text:span><text:span text:style-name="T4">(</text:span></text:p>
          </table:table-cell>
          <table:table-cell table:formula="of:=CONCATENATE([.F26];&quot;'&quot;;[.A26];&quot;',&quot;;[.B26];&quot;,&quot;;[.C26];&quot;,&quot;;[.E26];[.H26];)" office:value-type="string" office:string-value="INSERT INTO [dbo].[shops]([name],[ratings],[product_id]) VALUES ('Shahriar Watch House',25,4.2,25);" calcext:value-type="string">
            <text:p>INSERT INTO [dbo].[shops]([name],[ratings],[product_id]) VALUES ('Shahriar Watch House',25,4.2,25);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Amazon Ltd</text:p>
          </table:table-cell>
          <table:table-cell office:value-type="float" office:value="26" calcext:value-type="float">
            <text:p>26</text:p>
          </table:table-cell>
          <table:table-cell office:value-type="float" office:value="4.2" calcext:value-type="float">
            <text:p>4.2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pan text:style-name="T1">INSERT</text:span><text:span text:style-name="T2"> </text:span><text:span text:style-name="T3">INTO</text:span><text:span text:style-name="T2"> [dbo]</text:span><text:span text:style-name="T4">.</text:span><text:span text:style-name="T2">[shops]</text:span><text:span text:style-name="T4">(</text:span><text:span text:style-name="T2">[name]</text:span><text:span text:style-name="T4">,</text:span><text:span text:style-name="T2">[ratings]</text:span><text:span text:style-name="T4">,</text:span><text:span text:style-name="T2">[product_id]</text:span><text:span text:style-name="T4">)</text:span><text:span text:style-name="T2"> </text:span><text:span text:style-name="T3">VALUES </text:span><text:span text:style-name="T4">(</text:span></text:p>
          </table:table-cell>
          <table:table-cell table:formula="of:=CONCATENATE([.F27];&quot;'&quot;;[.A27];&quot;',&quot;;[.B27];&quot;,&quot;;[.C27];&quot;,&quot;;[.E27];[.H27];)" office:value-type="string" office:string-value="INSERT INTO [dbo].[shops]([name],[ratings],[product_id]) VALUES ('Amazon Ltd',26,4.2,26);" calcext:value-type="string">
            <text:p>INSERT INTO [dbo].[shops]([name],[ratings],[product_id]) VALUES ('Amazon Ltd',26,4.2,26);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Asus Ltd</text:p>
          </table:table-cell>
          <table:table-cell office:value-type="float" office:value="27" calcext:value-type="float">
            <text:p>27</text:p>
          </table:table-cell>
          <table:table-cell office:value-type="float" office:value="4.2" calcext:value-type="float">
            <text:p>4.2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pan text:style-name="T1">INSERT</text:span><text:span text:style-name="T2"> </text:span><text:span text:style-name="T3">INTO</text:span><text:span text:style-name="T2"> [dbo]</text:span><text:span text:style-name="T4">.</text:span><text:span text:style-name="T2">[shops]</text:span><text:span text:style-name="T4">(</text:span><text:span text:style-name="T2">[name]</text:span><text:span text:style-name="T4">,</text:span><text:span text:style-name="T2">[ratings]</text:span><text:span text:style-name="T4">,</text:span><text:span text:style-name="T2">[product_id]</text:span><text:span text:style-name="T4">)</text:span><text:span text:style-name="T2"> </text:span><text:span text:style-name="T3">VALUES </text:span><text:span text:style-name="T4">(</text:span></text:p>
          </table:table-cell>
          <table:table-cell table:formula="of:=CONCATENATE([.F28];&quot;'&quot;;[.A28];&quot;',&quot;;[.B28];&quot;,&quot;;[.C28];&quot;,&quot;;[.E28];[.H28];)" office:value-type="string" office:string-value="INSERT INTO [dbo].[shops]([name],[ratings],[product_id]) VALUES ('Asus Ltd',27,4.2,27);" calcext:value-type="string">
            <text:p>INSERT INTO [dbo].[shops]([name],[ratings],[product_id]) VALUES ('Asus Ltd',27,4.2,27);</text:p>
          </table:table-cell>
          <table:table-cell office:value-type="string" calcext:value-type="string">
            <text:p>);</text:p>
          </table:table-cell>
        </table:table-row>
        <table:table-row table:style-name="ro1">
          <table:table-cell office:value-type="string" calcext:value-type="string">
            <text:p>Amazon Ltd</text:p>
          </table:table-cell>
          <table:table-cell office:value-type="float" office:value="28" calcext:value-type="float">
            <text:p>28</text:p>
          </table:table-cell>
          <table:table-cell office:value-type="float" office:value="4.2" calcext:value-type="float">
            <text:p>4.2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<text:span text:style-name="T1">INSERT</text:span><text:span text:style-name="T2"> </text:span><text:span text:style-name="T3">INTO</text:span><text:span text:style-name="T2"> [dbo]</text:span><text:span text:style-name="T4">.</text:span><text:span text:style-name="T2">[shops]</text:span><text:span text:style-name="T4">(</text:span><text:span text:style-name="T2">[name]</text:span><text:span text:style-name="T4">,</text:span><text:span text:style-name="T2">[ratings]</text:span><text:span text:style-name="T4">,</text:span><text:span text:style-name="T2">[product_id]</text:span><text:span text:style-name="T4">)</text:span><text:span text:style-name="T2"> </text:span><text:span text:style-name="T3">VALUES </text:span><text:span text:style-name="T4">(</text:span></text:p>
          </table:table-cell>
          <table:table-cell table:formula="of:=CONCATENATE([.F29];&quot;'&quot;;[.A29];&quot;',&quot;;[.B29];&quot;,&quot;;[.C29];&quot;,&quot;;[.E29];[.H29];)" office:value-type="string" office:string-value="INSERT INTO [dbo].[shops]([name],[ratings],[product_id]) VALUES ('Amazon Ltd',28,4.2,28);" calcext:value-type="string">
            <text:p>INSERT INTO [dbo].[shops]([name],[ratings],[product_id]) VALUES ('Amazon Ltd',28,4.2,28);</text:p>
          </table:table-cell>
          <table:table-cell office:value-type="string" calcext:value-type="string">
            <text:p>);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onsolas" svg:font-family="Consola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5-18T16:43:44.619000000</dc:date>
    <meta:editing-duration>PT10M7S</meta:editing-duration>
    <meta:editing-cycles>3</meta:editing-cycles>
    <meta:generator>LibreOffice/7.4.3.2$Windows_X86_64 LibreOffice_project/1048a8393ae2eeec98dff31b5c133c5f1d08b890</meta:generator>
    <meta:document-statistic meta:table-count="1" meta:cell-count="228" meta:object-count="0"/>
  </office:meta>
</office:document-meta>
</file>